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b4d4" officeooo:paragraph-rsid="0008b4d4" style:font-size-asian="18pt" style:font-size-complex="18pt"/>
    </style:style>
    <style:style style:name="P2" style:family="paragraph" style:parent-style-name="Standard">
      <style:text-properties fo:font-size="12pt" officeooo:rsid="0008b4d4" officeooo:paragraph-rsid="0008b4d4" style:font-size-asian="10.5pt" style:font-size-complex="12pt"/>
    </style:style>
    <style:style style:name="P3" style:family="paragraph" style:parent-style-name="Standard">
      <style:text-properties fo:font-size="12pt" officeooo:rsid="0008b4d4" officeooo:paragraph-rsid="0008b4d4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 and triggers</text:p>
      <text:p text:style-name="P1"/>
      <text:p text:style-name="P2">addweb@JPL-011:~$ sudo service apache2 stop</text:p>
      <text:p text:style-name="P2">[sudo] password for addweb: </text:p>
      <text:p text:style-name="P2">addweb@JPL-011:~$ sudo /opt/lampp/lampp start</text:p>
      <text:p text:style-name="P2">Starting XAMPP for Linux 8.0.11-2...</text:p>
      <text:p text:style-name="P2">XAMPP: Starting Apache...ok.</text:p>
      <text:p text:style-name="P2">XAMPP: Starting MySQL...ok.</text:p>
      <text:p text:style-name="P2">XAMPP: Starting ProFTPD...Warning: World-writable config file '/opt/lampp/etc/my.cnf' is ignored</text:p>
      <text:p text:style-name="P2">Warning: World-writable config file '/opt/lampp/etc/my.cnf' is ignored</text:p>
      <text:p text:style-name="P2">Warning: World-writable config file '/opt/lampp/etc/my.cnf' is ignored</text:p>
      <text:p text:style-name="P2">ok.</text:p>
      <text:p text:style-name="P2">addweb@JPL-011:~$ sudo /opt/lampp/mysql -u root</text:p>
      <text:p text:style-name="P2">sudo: /opt/lampp/mysql: command not found</text:p>
      <text:p text:style-name="P2">addweb@JPL-011:~$ sudo /opt/lampp/bin/mysql -u root</text:p>
      <text:p text:style-name="P2">Warning: World-writable config file '/opt/lampp/etc/my.cnf' is ignored</text:p>
      <text:p text:style-name="P2">Welcome to the MariaDB monitor. <text:s/>Commands end with ; or \g.</text:p>
      <text:p text:style-name="P2">Your MariaDB connection id is 9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MariaDB [(none)]&gt; show database</text:p>
      <text:p text:style-name="P2"><text:s text:c="4"/>-&gt; ;</text:p>
      <text:p text:style-name="P2">ERROR 1064 (42000): You have an error in your SQL syntax; check the manual that corresponds to your MariaDB server version for the right syntax to use near 'database' at line 1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WallWeb <text:s text:c="11"/>|</text:p>
      <text:p text:style-name="P2">| YourShop <text:s text:c="10"/>|</text:p>
      <text:p text:style-name="P2">| company1 <text:s text:c="10"/>|</text:p>
      <text:p text:style-name="P2">| ecommerce website <text:s/>|</text:p>
      <text:p text:style-name="P2">| information_schema |</text:p>
      <text:p text:style-name="P2">| mysql <text:s text:c="13"/>|</text:p>
      <text:p text:style-name="P2">| performance_schema |</text:p>
      <text:p text:style-name="P2">| phpmyadmin <text:s text:c="8"/>|</text:p>
      <text:p text:style-name="P2">| practice <text:s text:c="10"/>|</text:p>
      <text:p text:style-name="P2">| school1 <text:s text:c="11"/>|</text:p>
      <text:p text:style-name="P2">| test <text:s text:c="14"/>|</text:p>
      <text:p text:style-name="P2">+--------------------+</text:p>
      <text:p text:style-name="P2">11 rows in set (0.003 sec)</text:p>
      <text:p text:style-name="P2"/>
      <text:p text:style-name="P2">MariaDB [(none)]&gt; use practice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<text:soft-page-break/>MariaDB [practice]&gt; delimiter //</text:p>
      <text:p text:style-name="P2">MariaDB [practice]&gt; create function daily_wages(wage decimal(10,2))</text:p>
      <text:p text:style-name="P2"><text:s text:c="4"/>-&gt; returns decimal(10,2)</text:p>
      <text:p text:style-name="P2"><text:s text:c="4"/>-&gt; deterministic</text:p>
      <text:p text:style-name="P2"><text:s text:c="4"/>-&gt; begin</text:p>
      <text:p text:style-name="P2"><text:s text:c="4"/>-&gt; declare dailyWage decimal(10,2);</text:p>
      <text:p text:style-name="P2"><text:s text:c="4"/>-&gt; set dailyWage = wage*8;</text:p>
      <text:p text:style-name="P2"><text:s text:c="4"/>-&gt; return(dailyWage);</text:p>
      <text:p text:style-name="P2"><text:s text:c="4"/>-&gt; end//</text:p>
      <text:p text:style-name="P2">Query OK, 0 rows affected (0.004 sec)</text:p>
      <text:p text:style-name="P2"/>
      <text:p text:style-name="P2">MariaDB [practice]&gt; delimiter ;</text:p>
      <text:p text:style-name="P2">MariaDB [practice]&gt; ;</text:p>
      <text:p text:style-name="P2">ERROR: No query specified</text:p>
      <text:p text:style-name="P2"/>
      <text:p text:style-name="P2">MariaDB [practice]&gt; select daily_wages(50);</text:p>
      <text:p text:style-name="P2">+-----------------+</text:p>
      <text:p text:style-name="P2">| daily_wages(50) |</text:p>
      <text:p text:style-name="P2">+-----------------+</text:p>
      <text:p text:style-name="P2">| <text:s text:c="9"/>400.00 |</text:p>
      <text:p text:style-name="P2">+-----------------+</text:p>
      <text:p text:style-name="P2">1 row in set (0.001 sec)</text:p>
      <text:p text:style-name="P2"/>
      <text:p text:style-name="P2">MariaDB [practice]&gt; show tables</text:p>
      <text:p text:style-name="P2"><text:s text:c="4"/>-&gt; ;</text:p>
      <text:p text:style-name="P2">+--------------------+</text:p>
      <text:p text:style-name="P2">| Tables_in_practice |</text:p>
      <text:p text:style-name="P2">+--------------------+</text:p>
      <text:p text:style-name="P2">| sports_team <text:s text:c="7"/>|</text:p>
      <text:p text:style-name="P2">| student <text:s text:c="11"/>|</text:p>
      <text:p text:style-name="P2">| supervisor <text:s text:c="8"/>|</text:p>
      <text:p text:style-name="P2">+--------------------+</text:p>
      <text:p text:style-name="P2">3 rows in set (0.001 sec)</text:p>
      <text:p text:style-name="P2"/>
      <text:p text:style-name="P2">MariaDB [practice]&gt; create table people(age int, namevarchar(150));</text:p>
      <text:p text:style-name="P2">ERROR 1064 (42000): You have an error in your SQL syntax; check the manual that corresponds to your MariaDB server version for the right syntax to use near '(150))' at line 1</text:p>
      <text:p text:style-name="P2">MariaDB [practice]&gt; create table people(age int, name varchar(150));</text:p>
      <text:p text:style-name="P2">Query OK, 0 rows affected (0.009 sec)</text:p>
      <text:p text:style-name="P2"/>
      <text:p text:style-name="P2">MariaDB [practice]&gt; create trigger agecheck before insert on people for each row if new.age&lt;0</text:p>
      <text:p text:style-name="P2"><text:s text:c="4"/>-&gt; then s;</text:p>
      <text:p text:style-name="P2">ERROR 1064 (42000): You have an error in your SQL syntax; check the manual that corresponds to your MariaDB server version for the right syntax to use near '' at line 2</text:p>
      <text:p text:style-name="P2">MariaDB [practice]&gt; delimiter //</text:p>
      <text:p text:style-name="P2">MariaDB [practice]&gt; create trigger agecheck on people for each row if </text:p>
      <text:p text:style-name="P2"><text:s text:c="4"/>-&gt; new.age&lt;0</text:p>
      <text:p text:style-name="P2"><text:s text:c="4"/>-&gt; then set new.age=0; end if;//</text:p>
      <text:p text:style-name="P2">ERROR 1064 (42000): You have an error in your SQL syntax; check the manual that corresponds to your MariaDB server version for the right syntax to use near 'on people for each row if </text:p>
      <text:p text:style-name="P2">new.age&lt;0</text:p>
      <text:p text:style-name="P2">then set new.age=0; end if' at line 1</text:p>
      <text:p text:style-name="P2"><text:soft-page-break/>MariaDB [practice]&gt; delimiter ;</text:p>
      <text:p text:style-name="P2">MariaDB [practice]&gt; insert into people values(-20,'mukesh'),(30,'aditya');</text:p>
      <text:p text:style-name="P2">Query OK, 2 rows affected (0.005 sec)</text:p>
      <text:p text:style-name="P2">Records: 2 <text:s/>Duplicates: 0 <text:s/>Warnings: 0</text:p>
      <text:p text:style-name="P2"/>
      <text:p text:style-name="P2">MariaDB [practice]&gt; select * from people;</text:p>
      <text:p text:style-name="P2">+------+--------+</text:p>
      <text:p text:style-name="P2">| age <text:s/>| name <text:s text:c="2"/>|</text:p>
      <text:p text:style-name="P2">+------+--------+</text:p>
      <text:p text:style-name="P2">| <text:s/>-20 | mukesh |</text:p>
      <text:p text:style-name="P2">| <text:s text:c="2"/>30 | aditya |</text:p>
      <text:p text:style-name="P2">+------+--------+</text:p>
      <text:p text:style-name="P2">2 rows in set (0.000 sec)</text:p>
      <text:p text:style-name="P2"/>
      <text:p text:style-name="P2">MariaDB [practice]&gt; delete from people where age=-20;</text:p>
      <text:p text:style-name="P2">Query OK, 1 row affected (0.002 sec)</text:p>
      <text:p text:style-name="P2"/>
      <text:p text:style-name="P2">MariaDB [practice]&gt; delete from people where age=-20;truncate people;</text:p>
      <text:p text:style-name="P2">Query OK, 0 rows affected (0.000 sec)</text:p>
      <text:p text:style-name="P2"/>
      <text:p text:style-name="P2">Query OK, 0 rows affected (0.014 sec)</text:p>
      <text:p text:style-name="P2"/>
      <text:p text:style-name="P2">MariaDB [practice]&gt; select * from people;</text:p>
      <text:p text:style-name="P2">Empty set (0.001 sec)</text:p>
      <text:p text:style-name="P2"/>
      <text:p text:style-name="P2">MariaDB [practice]&gt; delimiter //</text:p>
      <text:p text:style-name="P2">MariaDB [practice]&gt; create trigger agecheck before insert on people for each row if new.age&lt;0</text:p>
      <text:p text:style-name="P2"><text:s text:c="4"/>-&gt; then set new.age = 0; end if;//</text:p>
      <text:p text:style-name="P2">Query OK, 0 rows affected (0.004 sec)</text:p>
      <text:p text:style-name="P2"/>
      <text:p text:style-name="P2">MariaDB [practice]&gt; delimiter;</text:p>
      <text:p text:style-name="P2"><text:s text:c="4"/>-&gt; ;</text:p>
      <text:p text:style-name="P2"><text:s text:c="4"/>-&gt; //</text:p>
      <text:p text:style-name="P2">ERROR 1064 (42000): You have an error in your SQL syntax; check the manual that corresponds to your MariaDB server version for the right syntax to use near 'delimiter' at line 1</text:p>
      <text:p text:style-name="P2">MariaDB [practice]&gt; create trigger agecheck before insert on people for each row if new.age&lt;0 then set new.age = 0; end if;//</text:p>
      <text:p text:style-name="P2">ERROR 1359 (HY000): Trigger 'practice.agecheck' already exists</text:p>
      <text:p text:style-name="P2">MariaDB [practice]&gt; delimiter ;</text:p>
      <text:p text:style-name="P2">MariaDB [practice]&gt; insert into people values(-20,'mukesh'),(30,'aditya');</text:p>
      <text:p text:style-name="P2">Query OK, 2 rows affected (0.003 sec)</text:p>
      <text:p text:style-name="P2">Records: 2 <text:s/>Duplicates: 0 <text:s/>Warnings: 0</text:p>
      <text:p text:style-name="P2"/>
      <text:p text:style-name="P2">MariaDB [practice]&gt; select * from people;</text:p>
      <text:p text:style-name="P2">+------+--------+</text:p>
      <text:p text:style-name="P2">| age <text:s/>| name <text:s text:c="2"/>|</text:p>
      <text:p text:style-name="P2">+------+--------+</text:p>
      <text:p text:style-name="P2">| <text:s text:c="3"/>0 | mukesh |</text:p>
      <text:p text:style-name="P2">| <text:s text:c="2"/>30 | aditya |</text:p>
      <text:p text:style-name="P2">+------+--------+</text:p>
      <text:p text:style-name="P2">2 rows in set (0.000 sec)</text:p>
      <text:p text:style-name="P2"/>
      <text:p text:style-name="P2"><text:soft-page-break/>MariaDB [practice]&gt; create table members(id int auto_increment primary key,name varchar(100) not null, email varchar(255), birthDate DATE);</text:p>
      <text:p text:style-name="P2">Query OK, 0 rows affected (0.009 sec)</text:p>
      <text:p text:style-name="P2"/>
      <text:p text:style-name="P2">MariaDB [practice]&gt; show tables</text:p>
      <text:p text:style-name="P2"><text:s text:c="4"/>-&gt; ;</text:p>
      <text:p text:style-name="P2">+--------------------+</text:p>
      <text:p text:style-name="P2">| Tables_in_practice |</text:p>
      <text:p text:style-name="P2">+--------------------+</text:p>
      <text:p text:style-name="P2">| members <text:s text:c="11"/>|</text:p>
      <text:p text:style-name="P2">| people <text:s text:c="12"/>|</text:p>
      <text:p text:style-name="P2">| sports_team <text:s text:c="7"/>|</text:p>
      <text:p text:style-name="P2">| student <text:s text:c="11"/>|</text:p>
      <text:p text:style-name="P2">| supervisor <text:s text:c="8"/>|</text:p>
      <text:p text:style-name="P2">+--------------------+</text:p>
      <text:p text:style-name="P2">5 rows in set (0.001 sec)</text:p>
      <text:p text:style-name="P2"/>
      <text:p text:style-name="P2">MariaDB [practice]&gt; create table reminders(id int auto_increment, memberid int, message varchar(255) not null, primary key(id,memberid));</text:p>
      <text:p text:style-name="P2">Query OK, 0 rows affected (0.010 sec)</text:p>
      <text:p text:style-name="P2"/>
      <text:p text:style-name="P2">MariaDB [practice]&gt; delimiter //</text:p>
      <text:p text:style-name="P2">MariaDB [practice]&gt; create trigger after_members_insert</text:p>
      <text:p text:style-name="P2"><text:s text:c="4"/>-&gt; after insert</text:p>
      <text:p text:style-name="P2"><text:s text:c="4"/>-&gt; on members for each row</text:p>
      <text:p text:style-name="P2"><text:s text:c="4"/>-&gt; begin</text:p>
      <text:p text:style-name="P2"><text:s text:c="4"/>-&gt; if new.birthDate is null then</text:p>
      <text:p text:style-name="P2"><text:s text:c="4"/>-&gt; insert into reminders(memberid,message)</text:p>
      <text:p text:style-name="P2"><text:s text:c="4"/>-&gt; values(new.id,concat('Hi',new.name,', please update your date of birth.'));</text:p>
      <text:p text:style-name="P2"><text:s text:c="4"/>-&gt; end if;</text:p>
      <text:p text:style-name="P2"><text:s text:c="4"/>-&gt; end//</text:p>
      <text:p text:style-name="P2">Query OK, 0 rows affected (0.004 sec)</text:p>
      <text:p text:style-name="P2"/>
      <text:p text:style-name="P2">MariaDB [practice]&gt; delimiter ;</text:p>
      <text:p text:style-name="P2">MariaDB [practice]&gt; insert into members(name,email,birthDate) values('mukesh','mukesh@gmail.com',NULL);</text:p>
      <text:p text:style-name="P2">Query OK, 1 row affected (0.003 sec)</text:p>
      <text:p text:style-name="P2"/>
      <text:p text:style-name="P2">MariaDB [practice]&gt; select * from reminders;</text:p>
      <text:p text:style-name="P2">+----+----------+---------------------------------------------+</text:p>
      <text:p text:style-name="P2">| id | memberid | message <text:s text:c="36"/>|</text:p>
      <text:p text:style-name="P2">+----+----------+---------------------------------------------+</text:p>
      <text:p text:style-name="P2">| <text:s/>1 | <text:s text:c="7"/>1 | Himukesh, please update your date of birth. |</text:p>
      <text:p text:style-name="P2">+----+----------+---------------------------------------------+</text:p>
      <text:p text:style-name="P2">1 row in set (0.000 sec)</text:p>
      <text:p text:style-name="P2"/>
      <text:p text:style-name="P2">MariaDB [practice]&gt; create table person(name varchar(45), age int);</text:p>
      <text:p text:style-name="P2">Query OK, 0 rows affected (0.010 sec)</text:p>
      <text:p text:style-name="P2"/>
      <text:p text:style-name="P2">MariaDB [practice]&gt; insert into person values('mukesh',24),('aditya',20);</text:p>
      <text:p text:style-name="P2">Query OK, 2 rows affected (0.003 sec)</text:p>
      <text:p text:style-name="P2">Records: 2 <text:s/>Duplicates: 0 <text:s/>Warnings: 0</text:p>
      <text:p text:style-name="P2"><text:soft-page-break/></text:p>
      <text:p text:style-name="P2">MariaDB [practice]&gt; delimiter //</text:p>
      <text:p text:style-name="P2">MariaDB [practice]&gt; create trigger person_bu before update</text:p>
      <text:p text:style-name="P2"><text:s text:c="4"/>-&gt; on person</text:p>
      <text:p text:style-name="P2"><text:s text:c="4"/>-&gt; for each row</text:p>
      <text:p text:style-name="P2"><text:s text:c="4"/>-&gt; if new.age&lt;18 then</text:p>
      <text:p text:style-name="P2"><text:s text:c="4"/>-&gt; signal sqlstate '50002' set message_text = 'person must be older than 18.';</text:p>
      <text:p text:style-name="P2"><text:s text:c="4"/>-&gt; end if;//</text:p>
      <text:p text:style-name="P2">Query OK, 0 rows affected (0.004 sec)</text:p>
      <text:p text:style-name="P2"/>
      <text:p text:style-name="P2">MariaDB [practice]&gt; delimiter ;</text:p>
      <text:p text:style-name="P2">MariaDB [practice]&gt; update person set age=17 where name='mukesh';</text:p>
      <text:p text:style-name="P2">ERROR 1644 (50002): person must be older than 18.</text:p>
      <text:p text:style-name="P2">MariaDB [practice]&gt; create table average_age(age int);</text:p>
      <text:p text:style-name="P2">Query OK, 0 rows affected (0.009 sec)</text:p>
      <text:p text:style-name="P2"/>
      <text:p text:style-name="P2">MariaDB [practice]&gt; select * from person;</text:p>
      <text:p text:style-name="P2">+--------+------+</text:p>
      <text:p text:style-name="P2">| name <text:s text:c="2"/>| age <text:s/>|</text:p>
      <text:p text:style-name="P2">+--------+------+</text:p>
      <text:p text:style-name="P2">| mukesh | <text:s text:c="2"/>24 |</text:p>
      <text:p text:style-name="P2">| aditya | <text:s text:c="2"/>20 |</text:p>
      <text:p text:style-name="P2">+--------+------+</text:p>
      <text:p text:style-name="P2">2 rows in set (0.000 sec)</text:p>
      <text:p text:style-name="P2"/>
      <text:p text:style-name="P2">MariaDB [practice]&gt; delimiter //</text:p>
      <text:p text:style-name="P2">MariaDB [practice]&gt; CREATE TRIGGER person_au AFTER UPDATE</text:p>
      <text:p text:style-name="P2"><text:s text:c="4"/>-&gt; ON person</text:p>
      <text:p text:style-name="P2"><text:s text:c="4"/>-&gt; FOR EACH ROW</text:p>
      <text:p text:style-name="P2"><text:s text:c="4"/>-&gt; UPDATE average_age SET age = (SELECT AVG(age) FROM person); //</text:p>
      <text:p text:style-name="P2">Query OK, 0 rows affected (0.003 sec)</text:p>
      <text:p text:style-name="P2"/>
      <text:p text:style-name="P2">MariaDB [practice]&gt; insert into average_age values(20);</text:p>
      <text:p text:style-name="P2">Query OK, 1 row affected (0.002 sec)</text:p>
      <text:p text:style-name="P2"/>
      <text:p text:style-name="P2">MariaDB [practice]&gt; update person set age=21 where name='mark';</text:p>
      <text:p text:style-name="P2">Query OK, 1 row affected (0.003 sec)</text:p>
      <text:p text:style-name="P2">Rows matched: 1 <text:s/>Changed: 1 <text:s/>Warnings: 0</text:p>
      <text:p text:style-name="P2"/>
      <text:p text:style-name="P2">MariaDB [practice]&gt; select * from average_age;</text:p>
      <text:p text:style-name="P2">+------+</text:p>
      <text:p text:style-name="P2">| age <text:s/>|</text:p>
      <text:p text:style-name="P2">+------+</text:p>
      <text:p text:style-name="P2">| <text:s text:c="2"/>21 |</text:p>
      <text:p text:style-name="P2">+------+</text:p>
      <text:p text:style-name="P2">1 row in set (0.001 sec)</text:p>
      <text:p text:style-name="P2"/>
      <text:p text:style-name="P2">MariaDB [practice]&gt; select * from person;</text:p>
      <text:p text:style-name="P2">+--------+------+</text:p>
      <text:p text:style-name="P2">| name <text:s text:c="2"/>| age <text:s/>|</text:p>
      <text:p text:style-name="P2">+--------+------+</text:p>
      <text:p text:style-name="P2">| aditya | <text:s text:c="2"/>20 |</text:p>
      <text:p text:style-name="P2"><text:soft-page-break/>| mark <text:s text:c="2"/>| <text:s text:c="2"/>21 |</text:p>
      <text:p text:style-name="P2">+--------+------+</text:p>
      <text:p text:style-name="P2">2 rows in set (0.000 sec)</text:p>
      <text:p text:style-name="P2"/>
      <text:p text:style-name="P2">MariaDB [practice]&gt; update person set age=25 where name='mark'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average_age;</text:p>
      <text:p text:style-name="P2">+------+</text:p>
      <text:p text:style-name="P2">| age <text:s/>|</text:p>
      <text:p text:style-name="P2">+------+</text:p>
      <text:p text:style-name="P2">| <text:s text:c="2"/>23 |</text:p>
      <text:p text:style-name="P2">+------+</text:p>
      <text:p text:style-name="P2">1 row in set (0.000 sec)</text:p>
      <text:p text:style-name="P2"/>
      <text:p text:style-name="P2">MariaDB [practice]&gt; insert into person values('mansi',20);</text:p>
      <text:p text:style-name="P2">Query OK, 1 row affected (0.002 sec)</text:p>
      <text:p text:style-name="P2"/>
      <text:p text:style-name="P2">MariaDB [practice]&gt; select * from person;</text:p>
      <text:p text:style-name="P2">+--------+------+</text:p>
      <text:p text:style-name="P2">| name <text:s text:c="2"/>| age <text:s/>|</text:p>
      <text:p text:style-name="P2">+--------+------+</text:p>
      <text:p text:style-name="P2">| aditya | <text:s text:c="2"/>20 |</text:p>
      <text:p text:style-name="P2">| mark <text:s text:c="2"/>| <text:s text:c="2"/>25 |</text:p>
      <text:p text:style-name="P2">| mansi <text:s/>| <text:s text:c="2"/>20 |</text:p>
      <text:p text:style-name="P2">+--------+------+</text:p>
      <text:p text:style-name="P2">3 rows in set (0.000 sec)</text:p>
      <text:p text:style-name="P2"/>
      <text:p text:style-name="P2">MariaDB [practice]&gt; update person set age=30 where name='mansi'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average_age;</text:p>
      <text:p text:style-name="P2">+------+</text:p>
      <text:p text:style-name="P2">| age <text:s/>|</text:p>
      <text:p text:style-name="P2">+------+</text:p>
      <text:p text:style-name="P2">| <text:s text:c="2"/>25 |</text:p>
      <text:p text:style-name="P2">+------+</text:p>
      <text:p text:style-name="P2">1 row in set (0.000 sec)</text:p>
      <text:p text:style-name="P2"/>
      <text:p text:style-name="P2"/>
      <text:p text:style-name="P2">MariaDB [practice]&gt; show tables</text:p>
      <text:p text:style-name="P2"><text:s text:c="4"/>-&gt; ;</text:p>
      <text:p text:style-name="P2">+--------------------+</text:p>
      <text:p text:style-name="P2">| Tables_in_practice |</text:p>
      <text:p text:style-name="P2">+--------------------+</text:p>
      <text:p text:style-name="P2">| average_age <text:s text:c="7"/>|</text:p>
      <text:p text:style-name="P2">| members <text:s text:c="11"/>|</text:p>
      <text:p text:style-name="P2">| people <text:s text:c="12"/>|</text:p>
      <text:p text:style-name="P2">| person <text:s text:c="12"/>|</text:p>
      <text:p text:style-name="P2">| reminders <text:s text:c="9"/>|</text:p>
      <text:p text:style-name="P2"><text:soft-page-break/>| sports_team <text:s text:c="7"/>|</text:p>
      <text:p text:style-name="P2">| student <text:s text:c="11"/>|</text:p>
      <text:p text:style-name="P2">| supervisor <text:s text:c="8"/>|</text:p>
      <text:p text:style-name="P2">+--------------------+</text:p>
      <text:p text:style-name="P2">8 rows in set (0.001 sec)</text:p>
      <text:p text:style-name="P2"/>
      <text:p text:style-name="P2">MariaDB [practice]&gt; create table person_archive (name varchar(45), age int);</text:p>
      <text:p text:style-name="P2">Query OK, 0 rows affected (0.009 sec)</text:p>
      <text:p text:style-name="P2"/>
      <text:p text:style-name="P2">MariaDB [practice]&gt; delimiter //</text:p>
      <text:p text:style-name="P2">MariaDB [practice]&gt; create trigger person_bd before delete</text:p>
      <text:p text:style-name="P2"><text:s text:c="4"/>-&gt; on person</text:p>
      <text:p text:style-name="P2"><text:s text:c="4"/>-&gt; for each row</text:p>
      <text:p text:style-name="P2"><text:s text:c="4"/>-&gt; insert into person_archive(name,age) values(old.name, old.age);//</text:p>
      <text:p text:style-name="P2">Query OK, 0 rows affected (0.004 sec)</text:p>
      <text:p text:style-name="P2"/>
      <text:p text:style-name="P2">MariaDB [practice]&gt; delimiter ;</text:p>
      <text:p text:style-name="P2">MariaDB [practice]&gt; delete from person where name = "mukesh";</text:p>
      <text:p text:style-name="P2">Query OK, 1 row affected (0.003 sec)</text:p>
      <text:p text:style-name="P2"/>
      <text:p text:style-name="P2">MariaDB [practice]&gt; select * from person;</text:p>
      <text:p text:style-name="P2">+--------+------+</text:p>
      <text:p text:style-name="P2">| name <text:s text:c="2"/>| age <text:s/>|</text:p>
      <text:p text:style-name="P2">+--------+------+</text:p>
      <text:p text:style-name="P2">| aditya | <text:s text:c="2"/>20 |</text:p>
      <text:p text:style-name="P2">+--------+------+</text:p>
      <text:p text:style-name="P2">1 row in set (0.001 sec)</text:p>
      <text:p text:style-name="P2"/>
      <text:p text:style-name="P2">MariaDB [practice]&gt; select * from person_archive;</text:p>
      <text:p text:style-name="P2">+--------+------+</text:p>
      <text:p text:style-name="P2">| name <text:s text:c="2"/>| age <text:s/>|</text:p>
      <text:p text:style-name="P2">+--------+------+</text:p>
      <text:p text:style-name="P2">| mukesh | <text:s text:c="2"/>21 |</text:p>
      <text:p text:style-name="P2">+--------+------+</text:p>
      <text:p text:style-name="P2">1 row in set (0.000 sec)</text:p>
      <text:p text:style-name="P2"/>
      <text:p text:style-name="P2">MariaDB [practice]&gt; insert into person("mukesh", 24);</text:p>
      <text:p text:style-name="P2">ERROR 1064 (42000): You have an error in your SQL syntax; check the manual that corresponds to your MariaDB server version for the right syntax to use near '"mukesh", 24)' at line 1</text:p>
      <text:p text:style-name="P2">MariaDB [practice]&gt; insert into person values("mukesh", 24);</text:p>
      <text:p text:style-name="P2">Query OK, 1 row affected (0.002 sec)</text:p>
      <text:p text:style-name="P2"/>
      <text:p text:style-name="P2">MariaDB [practice]&gt; delimiter //</text:p>
      <text:p text:style-name="P2">MariaDB [practice]&gt; create trigger person_ad after delete</text:p>
      <text:p text:style-name="P2"><text:s text:c="4"/>-&gt; on person</text:p>
      <text:p text:style-name="P2"><text:s text:c="4"/>-&gt; for each row</text:p>
      <text:p text:style-name="P2"><text:s text:c="4"/>-&gt; update average_age set age = (select AVG(person.age) from person);// </text:p>
      <text:p text:style-name="P2">Query OK, 0 rows affected (0.004 sec)</text:p>
      <text:p text:style-name="P2"/>
      <text:p text:style-name="P2">MariaDB [practice]&gt; delimiter ;</text:p>
      <text:p text:style-name="P2">MariaDB [practice]&gt; select * from person;</text:p>
      <text:p text:style-name="P2">+--------+------+</text:p>
      <text:p text:style-name="P2"><text:soft-page-break/>| name <text:s text:c="2"/>| age <text:s/>|</text:p>
      <text:p text:style-name="P2">+--------+------+</text:p>
      <text:p text:style-name="P2">| aditya | <text:s text:c="2"/>20 |</text:p>
      <text:p text:style-name="P2">| mark <text:s text:c="2"/>| <text:s text:c="2"/>25 |</text:p>
      <text:p text:style-name="P2">| mansi <text:s/>| <text:s text:c="2"/>20 |</text:p>
      <text:p text:style-name="P2">+--------+------+</text:p>
      <text:p text:style-name="P2">3 rows in set (0.000 sec)</text:p>
      <text:p text:style-name="P2"/>
      <text:p text:style-name="P2">MariaDB [practice]&gt; update person set age=30 where name='mansi'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average_age;</text:p>
      <text:p text:style-name="P2">+------+</text:p>
      <text:p text:style-name="P2">| age <text:s/>|</text:p>
      <text:p text:style-name="P2">+------+</text:p>
      <text:p text:style-name="P2">| <text:s text:c="2"/>25 |</text:p>
      <text:p text:style-name="P2">+------+</text:p>
      <text:p text:style-name="P2">1 row in set (0.000 sec)</text:p>
      <text:p text:style-name="P2"/>
      <text:p text:style-name="P2">MariaDB [practice]&gt; delete from person where name='mansi';</text:p>
      <text:p text:style-name="P2">Query OK, 1 row affected (0.005 sec)</text:p>
      <text:p text:style-name="P2"/>
      <text:p text:style-name="P2">MariaDB [practice]&gt; select * from average_age;</text:p>
      <text:p text:style-name="P2">+------+</text:p>
      <text:p text:style-name="P2">| age <text:s/>|</text:p>
      <text:p text:style-name="P2">+------+</text:p>
      <text:p text:style-name="P2">| <text:s text:c="2"/>23 |</text:p>
      <text:p text:style-name="P2">+------+</text:p>
      <text:p text:style-name="P2">1 row in set (0.000 sec)</text:p>
      <text:p text:style-name="P2"/>
      <text:p text:style-name="P2">MariaDB [practice]&gt; Ctrl-C -- exit!</text:p>
      <text:p text:style-name="P2">Aborted</text:p>
      <text:p text:style-name="P2">addweb@JPL-011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6:04:10.120520265</meta:creation-date>
    <dc:date>2021-11-23T15:06:22.856586335</dc:date>
    <meta:editing-duration>PT2H25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331" meta:word-count="1788" meta:character-count="11511" meta:non-whitespace-character-count="9583"/>
  </office:meta>
</office:document-meta>
</file>